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/>
      </style:paragraph-properties>
    </style:style>
    <style:style style:name="P2" style:family="paragraph" style:parent-style-name="Standard">
      <style:paragraph-properties>
        <style:tab-stops/>
      </style:paragraph-properties>
      <style:text-properties style:text-position="0% 100%"/>
    </style:style>
    <style:style style:name="P3" style:family="paragraph" style:parent-style-name="Standard">
      <style:paragraph-properties>
        <style:tab-stops>
          <style:tab-stop style:position="4.974cm"/>
        </style:tab-stops>
      </style:paragraph-properties>
      <style:text-properties style:text-position="0% 100%"/>
    </style:style>
    <style:style style:name="P4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>
        <style:tab-stops/>
      </style:paragraph-properties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paragraph-properties fo:text-align="justify" style:justify-single-word="false">
        <style:tab-stops/>
      </style:paragraph-properties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0% 100%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Kilian Jarno</text:p>
      <text:p text:style-name="P4">Kervihan</text:p>
      <text:p text:style-name="P4">56150 – Guenin</text:p>
      <text:p text:style-name="P4">Tél. : 02 97 51 09 06</text:p>
      <text:p text:style-name="P5">E-mail : <text:a xlink:type="simple" xlink:href="mailto:kilian.jarno@wanadoo.fr">kilian.jarno@wanadoo.fr</text:a></text:p>
      <text:p text:style-name="P6"/>
      <text:p text:style-name="Text_20_body"><text:span text:style-name="T4">Formation </text:span>:</text:p>
      <text:p text:style-name="Standard"><text:tab/>1999 – 2004 :<text:tab/> <text:s text:c="4"/>- Primaire Diwan – Baud (56)</text:p>
      <text:p text:style-name="Standard"><text:tab/>2004 – 2008 :<text:tab/> <text:s text:c="4"/>- Collège Diwan – Vannes (56)</text:p>
      <text:p text:style-name="Standard"><text:tab/><text:tab/><text:tab/> <text:s text:c="6"/>→ Obtention du Brevet des Collèges</text:p>
      <text:p text:style-name="Standard"><text:tab/>2008 – 2011 :<text:tab/> <text:s text:c="4"/>- Lycée Diwan – Carhaix (29)<text:tab/></text:p>
      <text:p text:style-name="Standard"><text:tab/><text:tab/><text:tab/> <text:s text:c="6"/>→ Obtention du Baccalauréat Littéraire</text:p>
      <text:p text:style-name="Standard"><text:tab/>2011 – 2012 :<text:tab/> <text:s text:c="4"/>- L1 Musicologie – Rennes (35)</text:p>
      <text:p text:style-name="Standard"><text:tab/>2012 – 2013 :<text:tab/> <text:s text:c="4"/>- Auditeur libre L1 Espagnol – UBS Lorient (56)</text:p>
      <text:p text:style-name="Standard"><text:tab/><text:tab/><text:tab/> <text:s text:c="4"/>- Cours publiques adultes : - Photographie</text:p>
      <text:p text:style-name="Standard"><text:tab/><text:tab/><text:tab/><text:tab/><text:tab/><text:tab/><text:tab/> <text:s/>- Histoire des Arts – EESAB Lorient (56)<text:tab/></text:p>
      <text:p text:style-name="Standard"><text:span text:style-name="T4">Langues </text:span>:</text:p>
      <text:p text:style-name="Standard"><text:tab/></text:p>
      <text:p text:style-name="Standard"><text:tab/>- Parler/Lire/Écrire : Breton, Espagnol, Anglais</text:p>
      <text:p text:style-name="Standard"><text:tab/>- Pratique de l'Arabe durant 3 ans</text:p>
      <text:p text:style-name="Standard"><text:tab/>→ Séjours linguistiques : Écosse, Cornouailles, Pays Basque, Estremadure (Espagne)</text:p>
      <text:p text:style-name="Standard"/>
      <text:p text:style-name="Standard"><text:span text:style-name="T4">Compétences </text:span>:</text:p>
      <text:p text:style-name="Standard"/>
      <text:p text:style-name="P1"><text:tab/>- Pratique de la bombarde depuis l'âge de 8ans et de la clarinette depuis 4ans, <text:s/>à l'École de Musique de Baud (56) puis à Lorient (56).</text:p>
      <text:p text:style-name="P1"><text:tab/>2010 :<text:tab/><text:tab/> <text:s text:c="4"/>- Obtention BAFA (Brevet d'Animateur)</text:p>
      <text:p text:style-name="P1"><text:tab/>du 11 au 18/04/2010 : Session d'apprentissage – UBAPAR Bretagne</text:p>
      <text:p text:style-name="P7"><text:tab/>Juillet 2010 : <text:tab/> <text:s text:c="4"/>Stage pratique (7jours) – Thème <text:s/>"Les Sciences" – Studi ha Dudi</text:p>
      <text:p text:style-name="P7"><text:tab/>Août 2010 : <text:tab/> <text:s text:c="2"/>Stage pratique (7jours) – Thème "Les chevaliers du Moyen-Âge" – An Oaled</text:p>
      <text:p text:style-name="P7"><text:tab/>du 23 au 28/08/2010 : Session de qualification – Thème "Nature et Aventure" – UBAPAR Bretagne <text:s text:c="2"/></text:p>
      <text:p text:style-name="P1"/>
      <text:p text:style-name="P1"><text:span text:style-name="T4">Expériences </text:span>:</text:p>
      <text:p text:style-name="P1"/>
      <text:p text:style-name="P1"><text:tab/>Année de 4<text:span text:style-name="T1">ème :</text:span><text:span text:style-name="T2"><text:tab/> <text:s text:c="4"/>- Stage chez un Opticien – Baud (56)</text:span></text:p>
      <text:p text:style-name="P1"><text:span text:style-name="T2"><text:tab/>Année de 3</text:span><text:span text:style-name="T1">ème </text:span><text:span text:style-name="T2">: <text:s text:c="4"/>- Stage chez un Luthier (pour bombarde) – Rieux (56)</text:span></text:p>
      <text:p text:style-name="P2"><text:tab/>Été 2010 :<text:tab/> <text:s text:c="4"/>- Stages pratiques et session de qualification pour le BAFA</text:p>
      <text:p text:style-name="P2"><text:tab/><text:span text:style-name="T5">Juillet 2011 : <text:s text:c="7"/>- Animateur (centre aéré) – Guénin (56)</text:span></text:p>
      <text:p text:style-name="P3"><text:s text:c="12"/>Été 2012 : <text:s text:c="11"/>- Accueil, Guide (Association Art dans les chapelles) – Guénin (56)</text:p>
      <text:p text:style-name="P2"/>
      <text:p text:style-name="P1"><text:span text:style-name="T3">Loisirs </text:span><text:span text:style-name="T2">:</text:span></text:p>
      <text:p text:style-name="P2"/>
      <text:p text:style-name="P2"><text:tab/>Sports :<text:tab/> <text:s text:c="4"/>- Patinage artistique (7ans) – Baud (56)</text:p>
      <text:p text:style-name="P2"><text:tab/><text:tab/><text:tab/> <text:s text:c="4"/>- Kayak</text:p>
      <text:p text:style-name="P2"><text:tab/>Cinéma :<text:tab/> <text:s text:c="4"/>- Films biographiques, historiques, documentaires, fantastiques et d'animation</text:p>
      <text:p text:style-name="P2"><text:tab/>Lecture :<text:tab/> <text:s text:c="4"/>- Livres historiques et fantastiques, polars, romans, BD, mangas</text:p>
      <text:p text:style-name="P2"><text:tab/>Intérêt Culturel : <text:s/>- Visites de lieux (expositions, musées, jardins, monuments)</text:p>
      <text:p text:style-name="P2"><text:tab/>Multimédia :<text:tab/> <text:s text:c="4"/>- Photographie, réalisation 3D</text:p>
      <text:p text:style-name="P1"><text:span text:style-name="T2"><text:tab/>Voyages :<text:tab/> <text:s text:c="4"/>- Colombie, Madagascar, Espagne, Belgique<text:tab/></text:span><text:span text:style-name="T1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8T16:17:18.43</meta:creation-date>
    <dc:date>2013-03-08T16:37:46.33</dc:date>
    <meta:editing-duration>PT1H55M58S</meta:editing-duration>
    <meta:editing-cycles>54</meta:editing-cycles>
    <meta:generator>OpenOffice.org/3.4.1$Win32 OpenOffice.org_project/341m1$Build-9593</meta:generator>
    <meta:document-statistic meta:table-count="0" meta:image-count="0" meta:object-count="0" meta:page-count="1" meta:paragraph-count="41" meta:word-count="335" meta:character-count="2089"/>
  </office:meta>
</office:document-meta>
</file>